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list-style-name="L1"/>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2" style:family="paragraph" style:parent-style-name="Standard" style:list-style-name="L2">
      <style:paragraph-properties fo:text-align="justify" style:justify-single-word="false"/>
      <style:text-properties style:font-name="Tahoma" fo:font-size="10pt" style:font-size-asian="10pt" style:font-name-complex="Tahoma" style:font-size-complex="10pt"/>
    </style:style>
    <style:style style:name="P13" style:family="paragraph" style:parent-style-name="Standard">
      <style:paragraph-properties fo:text-align="justify" style:justify-single-word="false"/>
      <style:text-properties style:font-name="Tahoma" fo:font-size="10pt" fo:font-weight="bold" style:font-size-asian="10pt" style:font-weight-asian="bold" style:font-name-complex="Tahoma" style:font-size-complex="10pt" style:font-weight-complex="bold"/>
    </style:style>
    <style:style style:name="P14"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5" style:family="paragraph" style:parent-style-name="Table_20_Contents">
      <style:paragraph-properties fo:text-align="justify" style:justify-single-word="false"/>
      <style:text-properties style:font-name="Tahoma" fo:font-size="10pt" style:font-size-asian="10pt" style:font-name-complex="Tahoma" style:font-size-complex="10p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CLIENTE</text:p>
      <text:p text:style-name="Standard"/>
      <text:p text:style-name="Standard"/>
      <text:p text:style-name="P4">DISEÑO DE LA LIBRERÍA DE OBJETOS</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24/02/2007</text:p>
          </table:table-cell>
        </table:table-row>
      </table:table>
      <text:p text:style-name="Standard"/>
      <text:p text:style-name="Standard"/>
      <text:p text:style-name="Standard"/>
      <text:p text:style-name="P4">Definición</text:p>
      <text:p text:style-name="Standard"/>
      <text:p text:style-name="Standard"/>
      <text:p text:style-name="Standard">La librería de objetos es la encargada de almacenar elementos de la animación que pueden ser reverenciados en varias partes, por ejemplo el logo de una compañía es referenciado en todas las partes de una presentación, o en animaciones se podría tener un conjunto de bocas que pueden ser usadas en varias animaciones.</text:p>
      <text:p text:style-name="Standard"/>
      <text:p text:style-name="Standard">Para KToon se definirán los siguientes tipos de elementos, que podrán ser compartidos entre usuarios</text:p>
      <text:p text:style-name="Standard"/>
      <text:list text:style-name="L1">
        <text:list-item>
          <text:p text:style-name="P9">Objeto gráfico (dibujo)</text:p>
        </text:list-item>
        <text:list-item>
          <text:p text:style-name="P9">Imagen</text:p>
        </text:list-item>
        <text:list-item>
          <text:p text:style-name="P9">Sonido</text:p>
        </text:list-item>
        <text:list-item>
          <text:p text:style-name="P9">Gráficos SVG</text:p>
        </text:list-item>
        <text:list-item>
          <text:p text:style-name="P9">Texto</text:p>
        </text:list-item>
      </text:list>
      <text:p text:style-name="Standard"/>
      <text:p text:style-name="Standard"/>
      <text:p text:style-name="Standard">Cada uno de los anteriores deberá poderse encapsular en una estructura llamada ítem de la librería, este ítem además <text:s/>deberá tener meta-información asociada como autor, descripción, fecha de creación y una calificación que se obtiene realizando el promedio de las calificaciones de los usuarios.</text:p>
      <text:p text:style-name="Standard"/>
      <text:p text:style-name="Standard"/>
      <text:p text:style-name="P10">OBJETIVOS</text:p>
      <text:p text:style-name="P11"/>
      <text:p text:style-name="P11">Los objetivos de la librería son los siguientes:</text:p>
      <text:p text:style-name="P11"/>
      <text:p text:style-name="P11"/>
      <text:list text:style-name="L2">
        <text:list-item>
          <text:p text:style-name="P12">Permitir compartir elementos de la animación entre animaciones o usuarios</text:p>
        </text:list-item>
        <text:list-item>
          <text:p text:style-name="P12">Ahorrar espacio, puesto que solo se tendría que reverenciar la ubicación del ítem en la librería</text:p>
        </text:list-item>
        <text:list-item>
          <text:p text:style-name="P12">Ahorrar tiempo en la edición de elementos</text:p>
        </text:list-item>
      </text:list>
      <text:p text:style-name="P11"/>
      <text:p text:style-name="P11"/>
      <text:p text:style-name="P13">ARQUITECTURA</text:p>
      <text:p text:style-name="P11"/>
      <text:p text:style-name="P11">La librería se compone de tres componentes básicos: controlador, contenedor e ítemes.</text:p>
      <text:p text:style-name="P11"/>
      <text:p text:style-name="P11">El controlador es el objeto encargado de gestionar contenedores e ítemes, ademas es un contenedor.</text:p>
      <text:p text:style-name="P11">El contenedor es un objeto que contiene otros contenedores y/o ítemes.</text:p>
      <text:p text:style-name="P11">Los ítemes son los elementos de la librería, el objeto que contiene los datos.</text:p>
      <text:p text:style-name="P11"/>
      <text:p text:style-name="P11"/>
      <text:p text:style-name="P11"/>
      <text:p text:style-name="P11"/>
      <text:p text:style-name="P11"/>
      <text:p text:style-name="P11"/>
      <text:p text:style-name="P11"/>
      <text:p text:style-name="P11"/>
      <text:p text:style-name="P14"/>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5">David Cuadrado</text:p>
          </table:table-cell>
          <table:table-cell table:style-name="Table1.B2" office:value-type="string">
            <text:p text:style-name="P15">24/02/2007</text:p>
          </table:table-cell>
          <table:table-cell table:style-name="Table1.B2" office:value-type="string">
            <text:p text:style-name="P15">Paola J. Rodriguez</text:p>
          </table:table-cell>
          <table:table-cell table:style-name="Table1.D2" office:value-type="string">
            <text:p text:style-name="P15"/>
          </table:table-cell>
        </table:table-row>
      </table:table>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24T11:50:18</meta:creation-date>
    <dc:creator>David Cuadrado</dc:creator>
    <dc:date>2007-02-24T12:11:04</dc:date>
    <dc:language>es-CO</dc:language>
    <meta:editing-cycles>34</meta:editing-cycles>
    <meta:editing-duration>PT20M47S</meta:editing-duration>
    <meta:template xlink:type="simple" xlink:actuate="onRequest" xlink:role="template" xlink:href="../../../../../.ooo-2.0/user/template/ktoon_doc.ott" xlink:title="ktoon_doc" meta:date="2007-02-24T11:50:18"/>
    <meta:user-defined meta:name="Info 1"/>
    <meta:user-defined meta:name="Info 2"/>
    <meta:user-defined meta:name="Info 3"/>
    <meta:user-defined meta:name="Info 4"/>
    <meta:document-statistic meta:table-count="2" meta:image-count="0" meta:object-count="0" meta:page-count="2" meta:paragraph-count="36" meta:word-count="259" meta:character-count="1631"/>
  </office:meta>
</office:document-meta>
</file>